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226.94pt"/>
    </style:style>
    <style:style style:name="co6" style:family="table-column">
      <style:table-column-properties fo:break-before="auto" style:column-width="105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26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0efd4"/>
    </style:style>
    <style:style style:name="ce48" style:family="table-cell" style:parent-style-name="Default">
      <style:table-cell-properties fo:background-color="#bce4e5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adc5e7"/>
    </style:style>
    <style:style style:name="ce51" style:family="table-cell" style:parent-style-name="Default">
      <style:table-cell-properties fo:background-color="#bcaed5"/>
    </style:style>
    <style:style style:name="ce52" style:family="table-cell" style:parent-style-name="Default">
      <style:table-cell-properties fo:background-color="#dfcce4"/>
    </style:style>
    <style:style style:name="ce53" style:family="table-cell" style:parent-style-name="Default">
      <style:table-cell-properties fo:background-color="#fcd4d1"/>
    </style:style>
    <style:style style:name="ce54" style:family="table-cell" style:parent-style-name="Default">
      <style:table-cell-properties fo:background-color="#fedcc6"/>
    </style:style>
    <style:style style:name="ce55" style:family="table-cell" style:parent-style-name="Default">
      <style:table-cell-properties fo:background-color="#fff9ae"/>
    </style:style>
    <style:style style:name="ce56" style:family="table-cell" style:parent-style-name="Default">
      <style:table-cell-properties fo:background-color="#87d1d1"/>
    </style:style>
    <style:style style:name="ce67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Carlito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Carlito" fo:font-size="12pt" style:font-size-asian="12pt" style:font-size-complex="12pt"/>
    </style:style>
    <style:style style:name="ce77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78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0efd4"/>
    </style:style>
    <style:style style:name="ce91" style:family="table-cell" style:parent-style-name="Default">
      <style:table-cell-properties fo:background-color="#bce4e5"/>
    </style:style>
    <style:style style:name="ce92" style:family="table-cell" style:parent-style-name="Default">
      <style:table-cell-properties fo:background-color="#ffffff"/>
    </style:style>
    <style:style style:name="ce93" style:family="table-cell" style:parent-style-name="Default">
      <style:table-cell-properties fo:background-color="#adc5e7"/>
    </style:style>
    <style:style style:name="ce94" style:family="table-cell" style:parent-style-name="Default">
      <style:table-cell-properties fo:background-color="#bcaed5"/>
    </style:style>
    <style:style style:name="ce95" style:family="table-cell" style:parent-style-name="Default">
      <style:table-cell-properties fo:background-color="#dfcce4"/>
    </style:style>
    <style:style style:name="ce96" style:family="table-cell" style:parent-style-name="Default">
      <style:table-cell-properties fo:background-color="#fcd4d1"/>
    </style:style>
    <style:style style:name="ce97" style:family="table-cell" style:parent-style-name="Default">
      <style:table-cell-properties fo:background-color="#fedcc6"/>
    </style:style>
    <style:style style:name="ce98" style:family="table-cell" style:parent-style-name="Default">
      <style:table-cell-properties fo:background-color="#fff9ae"/>
    </style:style>
    <style:style style:name="ce99" style:family="table-cell" style:parent-style-name="Default">
      <style:table-cell-properties fo:background-color="#87d1d1"/>
    </style:style>
    <style:style style:name="ce10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72"/>
        <table:table-column table:style-name="co2" table:default-cell-style-name="ce72"/>
        <table:table-column table:style-name="co3" table:number-columns-repeated="1022" table:default-cell-style-name="ce72"/>
        <table:table-row table:style-name="ro1">
          <table:table-cell table:style-name="ce67" office:value-type="string" calcext:value-type="string">
            <text:p>NCBI Reference</text:p>
          </table:table-cell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file size</text:p>
          </table:table-cell>
          <table:table-cell table:style-name="ce81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NC_013210</text:p>
          </table:table-cell>
          <table:table-cell table:style-name="ce74" office:value-type="string" calcext:value-type="string">
            <text:p>Acetobacter pasteurianus</text:p>
          </table:table-cell>
          <table:table-cell table:style-name="ce79" office:value-type="string" calcext:value-type="string">
            <text:p>191,8 kB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NC_016148</text:p>
          </table:table-cell>
          <table:table-cell table:style-name="ce75" office:value-type="string" calcext:value-type="string">
            <text:p> Thermovirga lienii</text:p>
          </table:table-cell>
          <table:table-cell table:style-name="ce76" office:value-type="string" calcext:value-type="string">
            <text:p>2 mb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9" office:value-type="string" calcext:value-type="string">
            <text:p>NC_013124</text:p>
          </table:table-cell>
          <table:table-cell table:style-name="ce75" office:value-type="string" calcext:value-type="string">
            <text:p>Acidimicrobium ferrooxidans</text:p>
          </table:table-cell>
          <table:table-cell table:style-name="ce76" office:value-type="string" calcext:value-type="string">
            <text:p>2,2 mb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NC_014392</text:p>
          </table:table-cell>
          <table:table-cell table:style-name="ce76" office:value-type="string" calcext:value-type="string">
            <text:p>Caldicellulosiruptor obsidiansis</text:p>
          </table:table-cell>
          <table:table-cell table:style-name="ce76" office:value-type="string" calcext:value-type="string">
            <text:p>2,5 mb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NC_006513</text:p>
          </table:table-cell>
          <table:table-cell table:style-name="ce77" office:value-type="string" calcext:value-type="string">
            <text:p>Aromatoleum aromaticum</text:p>
          </table:table-cell>
          <table:table-cell table:style-name="ce77" office:value-type="string" calcext:value-type="string">
            <text:p>4,3 mb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9" office:value-type="string" calcext:value-type="string">
            <text:p>NC_015138 </text:p>
          </table:table-cell>
          <table:table-cell table:style-name="ce75" office:value-type="string" calcext:value-type="string">
            <text:p>Acidovorax avenae subsp. avenae</text:p>
          </table:table-cell>
          <table:table-cell table:style-name="ce76" office:value-type="string" calcext:value-type="string">
            <text:p>5,5 mb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NC_013510</text:p>
          </table:table-cell>
          <table:table-cell table:style-name="ce78" office:value-type="string" calcext:value-type="string">
            <text:p>Thermomonospora curvata </text:p>
          </table:table-cell>
          <table:table-cell table:style-name="ce80" office:value-type="string" calcext:value-type="string">
            <text:p>5,6 mb</text:p>
          </table:table-cell>
          <table:table-cell table:style-name="ce84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Default" office:value-type="string" calcext:value-type="string">
            <text:p><text:s/>avg partial precision</text:p>
          </table:table-cell>
          <table:table-cell table:style-name="Default" table:formula="of:=AVERAGE([$NC_013210.G9];[$NC_016148.E36];[$NC_013124.G13];[$NC_014392.H23])" office:value-type="float" office:value="0.65" calcext:value-type="float">
            <text:p>0.65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<text:s/>avg partial recall</text:p>
          </table:table-cell>
          <table:table-cell table:style-name="Default" table:formula="of:=AVERAGE([$NC_013210.G11];[$NC_016148.E38];[$NC_013124.G15];[$NC_014392.H25])" office:value-type="float" office:value="0.85" calcext:value-type="float">
            <text:p>0.85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86"/>
        <table:table-column table:style-name="co3" table:number-columns-repeated="2" table:default-cell-style-name="ce85"/>
        <table:table-column table:style-name="co3" table:default-cell-style-name="ce87"/>
        <table:table-row table:style-name="ro3">
          <table:table-cell table:style-name="ce8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</table:table-row>
        <table:table-row table:style-name="ro4">
          <table:table-cell table:style-name="ce85" office:value-type="string" calcext:value-type="string">
            <text:p>NC_013210_1</text:p>
          </table:table-cell>
          <table:table-cell table:style-name="ce85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3524, 123585, 123646, 123707, 123768, 123829, 123890, 123951, 124012, 124073, 124134,</text:p>
            <text:p>                              124195, 124256, 124317, 124378, 124439, 124500, 124561, 124622, 124683, 124744, 124805,</text:p>
            <text:p>                              124866, 124927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5"/>
          <table:table-cell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3"/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G5]/([.G5]+[.G7]+[.G6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9612" calcext:value-type="float">
            <text:p>9612</text:p>
          </table:table-cell>
          <table:table-cell office:value-type="float" office:value="674" calcext:value-type="float">
            <text:p>674</text:p>
          </table:table-cell>
          <table:table-cell table:number-columns-repeated="3"/>
          <table:table-cell office:value-type="string" calcext:value-type="string">
            <text:p>partial precision</text:p>
          </table:table-cell>
          <table:table-cell table:formula="of:=[.G6]/([.G7]+[.G6]+[.G5])" office:value-type="float" office:value="0.5" calcext:value-type="float">
            <text:p>0.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C_0132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rtial recall</text:p>
          </table:table-cell>
          <table:table-cell table:formula="of:=[.G6]/[.A7]" office:value-type="float" office:value="1" calcext:value-type="float">
            <text:p>1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275" calcext:value-type="float">
            <text:p>34275</text:p>
          </table:table-cell>
          <table:table-cell office:value-type="float" office:value="34331" calcext:value-type="float">
            <text:p>34331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4927" calcext:value-type="float">
            <text:p>124927</text:p>
          </table:table-cell>
          <table:table-cell table:number-columns-repeated="5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_016148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row table:style-name="ro3">
          <table:table-cell table:style-name="ce8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13"/>
        </table:table-row>
        <table:table-row table:style-name="ro5">
          <table:table-cell table:style-name="ce85" office:value-type="string" calcext:value-type="string">
            <text:p>NC_016148_1</text:p>
          </table:table-cell>
          <table:table-cell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316, 256379, 256439, 256501, 256564, 256625, 256687, 256752, 256819, 256883, 256947, 257014, 257079, 257140, 257203, 257267, 257335, 257403, 257470, 257533, 257597, 257665, 257727, 257792 </text:p>
          </table:table-cell>
          <table:table-cell table:number-columns-repeated="13"/>
        </table:table-row>
        <table:table-row table:style-name="ro5">
          <table:table-cell table:style-name="ce85" office:value-type="string" calcext:value-type="string">
            <text:p>NC_016148_2</text:p>
          </table:table-cell>
          <table:table-cell table:style-name="ce85"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9012, 279079, 279145, 279212, 279279, 279345, 279411, 279476, 279542, 279607, 279673, 279739, 279806, 279872, 279938, 280003, 280069, 280134, 280201, 280268, 280334, 280401, 280467, 280535, 280602, 280669, 280734, 280799, 280865, 280930, 280996, 281061, 281130, 281196, 281261, 281327, 281394, 281459, 281526, 281593, 281660, 281727, 281793, 281858, 281924, 281990</text:p>
          </table:table-cell>
          <table:table-cell table:number-columns-repeated="13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6"/>
        </table:table-row>
        <table:table-row table:style-name="ro3">
          <table:table-cell office:value-type="float" office:value="67399" calcext:value-type="float">
            <text:p>67399</text:p>
          </table:table-cell>
          <table:table-cell office:value-type="float" office:value="19899" calcext:value-type="float">
            <text:p>19899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office:value-type="string" calcext:value-type="string">
            <text:p>Total + partia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3">
          <table:table-cell/>
          <table:table-cell table:formula="of:=SUM([.B12:.B13])" office:value-type="float" office:value="70" calcext:value-type="float">
            <text:p>70</text:p>
          </table:table-cell>
          <table:table-cell table:number-columns-repeated="16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table:number-columns-repeated="3"/>
          <table:table-cell office:value-type="float" office:value="256316" calcext:value-type="float">
            <text:p>256316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table:number-columns-repeated="3"/>
          <table:table-cell office:value-type="float" office:value="257267" calcext:value-type="float">
            <text:p>257267</text:p>
          </table:table-cell>
          <table:table-cell table:formula="of:=IF([.L17] in [.D3]; then 1; else 0)" office:value-type="string" office:string-value="" calcext:value-type="error">
            <text:p>Err:508</text:p>
          </table:table-cell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267" calcext:value-type="float">
            <text:p>257267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335" calcext:value-type="float">
            <text:p>257335</text:p>
          </table:table-cell>
          <table:table-cell/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403" calcext:value-type="float">
            <text:p>257403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597" calcext:value-type="float">
            <text:p>257597</text:p>
          </table:table-cell>
          <table:table-cell/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665" calcext:value-type="float">
            <text:p>25766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792" calcext:value-type="float">
            <text:p>257792</text:p>
          </table:table-cell>
          <table:table-cell/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79012" calcext:value-type="float">
            <text:p>279012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467" calcext:value-type="float">
            <text:p>280467</text:p>
          </table:table-cell>
          <table:table-cell/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535" calcext:value-type="float">
            <text:p>28053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930" calcext:value-type="float">
            <text:p>280930</text:p>
          </table:table-cell>
          <table:table-cell/>
        </table:table-row>
        <table:table-row table:style-name="ro3">
          <table:table-cell table:number-columns-repeated="18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130" calcext:value-type="float">
            <text:p>281130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858" calcext:value-type="float">
            <text:p>281858</text:p>
          </table:table-cell>
          <table:table-cell/>
        </table:table-row>
        <table:table-row table:style-name="ro3">
          <table:table-cell table:number-columns-repeated="3"/>
          <table:table-cell table:formula="of:=SUM([.D17:.D29])" office:value-type="float" office:value="67" calcext:value-type="float">
            <text:p>67</text:p>
          </table:table-cell>
          <table:table-cell table:number-columns-repeated="1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table:style-name="ce86" office:value-type="string" calcext:value-type="string">
            <text:p>TP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3"/>
          <table:table-cell table:style-name="ce86" office:value-type="string" calcext:value-type="string">
            <text:p>PP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13"/>
        </table:table-row>
        <table:table-row table:style-name="ro3">
          <table:table-cell table:number-columns-repeated="3"/>
          <table:table-cell table:style-name="ce86" office:value-type="string" calcext:value-type="string">
            <text:p>FP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3"/>
          <table:table-cell table:style-name="ce86" office:value-type="string" calcext:value-type="string">
            <text:p>precision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3"/>
        </table:table-row>
        <table:table-row table:style-name="ro5">
          <table:table-cell table:number-columns-repeated="3"/>
          <table:table-cell table:style-name="ce86" office:value-type="string" calcext:value-type="string">
            <text:p>partial precision</text:p>
          </table:table-cell>
          <table:table-cell table:style-name="ce85" table:formula="of:=[.E33]/[.E33]"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number-columns-repeated="3"/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3"/>
          <table:table-cell office:value-type="string" calcext:value-type="string">
            <text:p>partial recall</text:p>
          </table:table-cell>
          <table:table-cell table:formula="of:=2/[.A8]" office:value-type="float" office:value="1" calcext:value-type="float">
            <text:p>1</text:p>
          </table:table-cell>
          <table:table-cell table:number-columns-repeated="13"/>
        </table:table-row>
      </table:table>
      <table:table table:name="NC_013124" table:style-name="ta1">
        <table:table-column table:style-name="co3" table:number-columns-repeated="7" table:default-cell-style-name="Default"/>
        <table:table-row table:style-name="ro3">
          <table:table-cell table:style-name="ce8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2"/>
        </table:table-row>
        <table:table-row table:style-name="ro6">
          <table:table-cell table:style-name="ce88" office:value-type="string" calcext:value-type="string">
            <text:p>NC_013124_2</text:p>
          </table:table-cell>
          <table:table-cell table:style-name="ce89" office:value-type="string" calcext:value-type="string">
            <text:p>GGATCACCCCCGCCTGCGCGGGGAGCAC</text:p>
          </table:table-cell>
          <table:table-cell table:number-columns-repeated="2" table:style-name="ce89" office:value-type="float" office:value="28" calcext:value-type="float">
            <text:p>28</text:p>
          </table:table-cell>
          <table:table-cell office:value-type="string" calcext:value-type="string">
            <text:p>996601, 996662, 996723, 996784, 996845, 996906, 996967, 997028, 997089, 997150, 997211, 997272, 997333, 997394, 997455, 997516, 997577, 997638, 997699, 997760, 997822, 997883, 997944, 998005, 998066, 998127, 998188, 998249</text:p>
          </table:table-cell>
          <table:table-cell table:number-columns-repeated="2"/>
        </table:table-row>
        <table:table-row table:style-name="ro6">
          <table:table-cell table:style-name="ce88" office:value-type="string" calcext:value-type="string">
            <text:p>NC_013124_3</text:p>
          </table:table-cell>
          <table:table-cell table:style-name="ce89" office:value-type="string" calcext:value-type="string">
            <text:p>GGATCACCCCCGCCTGCGCGGGGAGCAC</text:p>
          </table:table-cell>
          <table:table-cell table:style-name="ce89" office:value-type="float" office:value="28" calcext:value-type="float">
            <text:p>28</text:p>
          </table:table-cell>
          <table:table-cell table:style-name="ce89" office:value-type="float" office:value="41" calcext:value-type="float">
            <text:p>41</text:p>
          </table:table-cell>
          <table:table-cell office:value-type="string" calcext:value-type="string">
            <text:p>1000880, 1000941, 1001002, 1001063, 1001124, 1001185, 1001246, 1001307, 1001368, 1001429, 1001491, 1001552, 1001613, 1001674, 1001735, 1001796, 1001857, 1001918, 1001979, 1002040, 1002101, 1002162, 1002223, 1002284, 1002345, 1002406, 1002467, 1002528, 1002589, 1002650, 1002711, 1002772, 1002833, 1002894, 1002955, 1003016, 1003077, 1003138, 1003199, 1003260, 1003321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  <table:table-cell table:style-name="ce86"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1396" calcext:value-type="float">
            <text:p>71396</text:p>
          </table:table-cell>
          <table:table-cell office:value-type="float" office:value="34030" calcext:value-type="float">
            <text:p>34030</text:p>
          </table:table-cell>
          <table:table-cell table:number-columns-repeated="3"/>
          <table:table-cell table:style-name="ce86"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  <table:table-cell table:style-name="ce86"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C_013124_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6" office:value-type="string" calcext:value-type="string">
            <text:p>precision</text:p>
          </table:table-cell>
          <table:table-cell table:formula="of:=1/[.B8]" office:value-type="float" office:value="0.1" calcext:value-type="float">
            <text:p>0.1</text:p>
          </table:table-cell>
        </table:table-row>
        <table:table-row table:style-name="ro7">
          <table:table-cell office:value-type="string" calcext:value-type="string">
            <text:p>NC_013124_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6" office:value-type="string" calcext:value-type="string">
            <text:p>partial precision</text:p>
          </table:table-cell>
          <table:table-cell table:formula="of:=1/10" office:value-type="float" office:value="0.1" calcext:value-type="float">
            <text:p>0.1</text:p>
          </table:table-cell>
        </table:table-row>
        <table:table-row table:style-name="ro3">
          <table:table-cell/>
          <table:table-cell table:formula="of:=SUM([.B12:.B13])" office:value-type="float" office:value="69" calcext:value-type="float">
            <text:p>69</text:p>
          </table:table-cell>
          <table:table-cell table:number-columns-repeated="3"/>
          <table:table-cell table:style-name="ce86" office:value-type="string" calcext:value-type="string">
            <text:p>recall</text:p>
          </table:table-cell>
          <table:table-cell table:formula="of:=1/2" office:value-type="float" office:value="0.5" calcext:value-type="float">
            <text:p>0.5</text:p>
          </table:table-cell>
        </table:table-row>
        <table:table-row table:style-name="ro3">
          <table:table-cell table:number-columns-repeated="5"/>
          <table:table-cell table:style-name="ce86" office:value-type="string" calcext:value-type="string">
            <text:p>partial recall</text:p>
          </table:table-cell>
          <table:table-cell table:formula="of:=1/2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office:value-type="string" calcext:value-type="string">
            <text:p>total DR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44592" calcext:value-type="float">
            <text:p>444592</text:p>
          </table:table-cell>
          <table:table-cell office:value-type="float" office:value="444656" calcext:value-type="float">
            <text:p>444656</text:p>
          </table:table-cell>
          <table:table-cell table:formula="of:=SUM([.A17:.A35])" office:value-type="float" office:value="92" calcext:value-type="float">
            <text:p>9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23786" calcext:value-type="float">
            <text:p>723786</text:p>
          </table:table-cell>
          <table:table-cell office:value-type="float" office:value="723840" calcext:value-type="float">
            <text:p>723840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96662" calcext:value-type="float">
            <text:p>996662</text:p>
          </table:table-cell>
          <table:table-cell office:value-type="float" office:value="998249" calcext:value-type="float">
            <text:p>998249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00880" calcext:value-type="float">
            <text:p>1000880</text:p>
          </table:table-cell>
          <table:table-cell office:value-type="float" office:value="1003321" calcext:value-type="float">
            <text:p>1003321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90443" calcext:value-type="float">
            <text:p>1390443</text:p>
          </table:table-cell>
          <table:table-cell office:value-type="float" office:value="1390507" calcext:value-type="float">
            <text:p>1390507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60406" calcext:value-type="float">
            <text:p>1460406</text:p>
          </table:table-cell>
          <table:table-cell office:value-type="float" office:value="1460466" calcext:value-type="float">
            <text:p>146046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16994" calcext:value-type="float">
            <text:p>1516994</text:p>
          </table:table-cell>
          <table:table-cell office:value-type="float" office:value="1517606" calcext:value-type="float">
            <text:p>151760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70415" calcext:value-type="float">
            <text:p>1570415</text:p>
          </table:table-cell>
          <table:table-cell office:value-type="float" office:value="1570469" calcext:value-type="float">
            <text:p>1570469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72125" calcext:value-type="float">
            <text:p>1572125</text:p>
          </table:table-cell>
          <table:table-cell office:value-type="float" office:value="1572185" calcext:value-type="float">
            <text:p>1572185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42184" calcext:value-type="float">
            <text:p>1742184</text:p>
          </table:table-cell>
          <table:table-cell office:value-type="float" office:value="1742245" calcext:value-type="float">
            <text:p>1742245</text:p>
          </table:table-cell>
          <table:table-cell table:number-columns-repeated="3"/>
        </table:table-row>
      </table:table>
      <table:table table:name="NC_014392" table:style-name="ta1">
        <table:table-column table:style-name="co3" table:number-columns-repeated="2" table:default-cell-style-name="Default"/>
        <table:table-column table:style-name="co3" table:number-columns-repeated="2" table:default-cell-style-name="ce90"/>
        <table:table-column table:style-name="co3" table:number-columns-repeated="8" table:default-cell-style-name="Default"/>
        <table:table-row table:style-name="ro3">
          <table:table-cell table:style-name="ce8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table:style-name="Default" office:value-type="string" calcext:value-type="string">
            <text:p>largo</text:p>
          </table:table-cell>
          <table:table-cell table:style-name="Default"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1</text:p>
          </table:table-cell>
          <table:table-cell table:style-name="ce85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145343, 145410, 145476, 145541, 145608, 145675, 145741, 145807, 145873, 145939, 146003, 146068, 146134, 146200, 146266, 146332, 146398, 146464, 146531, 146599, 146665, 146732, 146797, 146861, 146928, 146993, 147058, 147123, 147189, 147255, 147321, 147387, 147453, 147518, 147584, 147650, 147716, 147780, 147845, 147911, 147977, 148041, 148107, 148174, 148240, 148306, 148372, 148438, 148502, 148568, 148633, 148699, 148766, 148833, 148900, 148966, 149033, 149099, 149165, 149232, 149298, 149363, 149428, 149494, 149559, 149624, 149689, 149754, 149820, 149885, 149951, 150018, 150084, 150150, 150216, 150278, 150345, 150411, 150477, 150543, 150610, 150677, 150743, 150809, 150876, 150939, 151006, 151071, 151137, 151203, 151269, 151335, 151401, 151467, 151535, 151601, 151668, 151733, 151799, 151867, 151933, 152001, 152067, 152133, 152200, 152266, 152332, 152399, 152465, 152531, 152597, 152663, 152730, 152795, 152862, 152927, 152991, 153058, 153122, 153189, 153254, 153319, 153385, 153450, 153516, 153581, 153646, 153711, 153777, 153842, 153907, 153972, 154038, 154103, 154168, 154234, 154299, 154365, 154431, 154497, 154563, 154629, 154694, 154760, 154825, 154891, 154956, 155022, 155087, 155153, 155218, 155283, 155349, 155415, 155481, 155547, 155614, 155680, 155746, 155812, 155878, 155944, 156009, 156075, 156140, 156206, 156271, 156336, 156402, 156468, 156535, 156602, 156668, 156734, 156801, 156866, 156932, 156999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2</text:p>
          </table:table-cell>
          <table:table-cell table:style-name="ce85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157108, 157176, 157241, 157307, 157373, 157438, 157503, 157569, 157635, 157701, 157768, 157834, 157901, 157967, 158033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3</text:p>
          </table:table-cell>
          <table:table-cell table:style-name="ce85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60079, 160145, 160211, 160277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4</text:p>
          </table:table-cell>
          <table:table-cell table:style-name="ce85" office:value-type="string" calcext:value-type="string">
            <text:p>GTTTGTAGCCTTCCA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2433976, 2434043, 2434114, 2434180, 2434245, 2434311, 2434377, 2434444, 2434509, 2434578, 2434644, 2434712, 2434778, 2434844, 2434912, 2434980, 2435048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5</text:p>
          </table:table-cell>
          <table:table-cell table:style-name="ce86" office:value-type="string" calcext:value-type="string">
            <text:p> 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ce85" office:value-type="string" calcext:value-type="string">
            <text:p>2443408, 2443475 </text:p>
          </table:table-cell>
          <table:table-cell table:number-columns-repeated="7"/>
        </table:table-row>
        <table:table-row table:style-name="ro8">
          <table:table-cell table:style-name="ce69" office:value-type="string" calcext:value-type="string">
            <text:p>NC_014392_6</text:p>
          </table:table-cell>
          <table:table-cell table:style-name="ce85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2449154, 2449219, 2449285, 2449351, 2449418, 2449486, 2449554, 2449621, 2449688, 2449756, 2449822, 2449888, 2449952, 2450018, 2450084, 2450150, 2450216, 2450282, 2450347, 2450415, 2450482, 2450550, 2450615, 2450679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7</text:p>
          </table:table-cell>
          <table:table-cell table:style-name="ce85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2460383, 2460448, 2460514, 2460579, 2460646, 2460711, 2460777, 2460845, 2460910, 2460977, 2461043, 2461109, 2461175, 2461243, 2461309, 2461375, 2461442, 2461510, 2461576, 2461642, 2461709, 2461777, 2461849</text:p>
          </table:table-cell>
          <table:table-cell table:number-columns-repeated="7"/>
        </table:table-row>
        <table:table-row table:style-name="ro8">
          <table:table-cell table:style-name="ce69" office:value-type="string" calcext:value-type="string">
            <text:p>NC_014392_8</text:p>
          </table:table-cell>
          <table:table-cell table:style-name="ce85" office:value-type="string" calcext:value-type="string">
            <text:p>GTTTGTAGCCTCCCCTTTGGGGATTGAAAC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office:value-type="string" calcext:value-type="string">
            <text:p>2464720, 2464789, 2464856, 2464924, 2464990, 2465058, 2465126, 2465193, 2465260, 2465326, 2465392, 2465459, 2465525, 2465591, 2465657, 2465723, 2465789, 2465855, 2465921, 2465987, 2466055, 2466120, 2466186, 2466251, 2466317, 2466383, 2466452, 2466520, 2466586, 2466650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9</text:p>
          </table:table-cell>
          <table:table-cell table:style-name="ce85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2477566, 2477631, 2477699, 2477767, 2477833, 2477899, 2477965, 2478033, 2478099, 2478165, 2478230, 2478296, 2478364, 2478430, 2478495, 2478559, 2478626, 2478694, 2478762, 2478828</text:p>
          </table:table-cell>
          <table:table-cell table:number-columns-repeated="7"/>
        </table:table-row>
        <table:table-row table:style-name="ro6">
          <table:table-cell table:style-name="ce69" office:value-type="string" calcext:value-type="string">
            <text:p>NC_014392_10</text:p>
          </table:table-cell>
          <table:table-cell table:style-name="ce85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2486476, 2486542, 2486608, 2486676, 2486744, 2486810, 2486878</text:p>
          </table:table-cell>
          <table:table-cell table:number-columns-repeated="2"/>
          <table:table-cell table:style-name="ce85"/>
          <table:table-cell table:style-name="ce86"/>
          <table:table-cell table:style-name="ce85" table:number-columns-repeated="2"/>
          <table:table-cell table:style-name="ce87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style-name="Default" office:value-type="string" calcext:value-type="string">
            <text:p>rep aggr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float" office:value="89970" calcext:value-type="float">
            <text:p>89970</text:p>
          </table:table-cell>
          <table:table-cell office:value-type="float" office:value="73882" calcext:value-type="float">
            <text:p>73882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table:style-name="Default" office:value-type="string" calcext:value-type="string">
            <text:p><text:s/>detected occs </text:p>
          </table:table-cell>
          <table:table-cell table:style-name="Default" office:value-type="string" calcext:value-type="string">
            <text:p><text:s/>partially detected occs </text:p>
          </table:table-cell>
          <table:table-cell office:value-type="string" calcext:value-type="string">
            <text:p>Total + partial</text:p>
          </table:table-cell>
          <table:table-cell/>
          <table:table-cell table:style-name="ce86"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1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86" office:value-type="string" calcext:value-type="string">
            <text:p>PP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6"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formula="of:=[.C22]+[.D22]" office:value-type="float" office:value="3" calcext:value-type="float">
            <text:p>3</text:p>
          </table:table-cell>
          <table:table-cell/>
          <table:table-cell table:style-name="ce86"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NC_014392_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formula="of:=[.C23]+[.D23]" office:value-type="float" office:value="14" calcext:value-type="float">
            <text:p>14</text:p>
          </table:table-cell>
          <table:table-cell/>
          <table:table-cell table:style-name="ce86" office:value-type="string" calcext:value-type="string">
            <text:p>partial precision</text:p>
          </table:table-cell>
          <table:table-cell table:formula="of:=67/67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C24]+[.D24]" office:value-type="float" office:value="0" calcext:value-type="float">
            <text:p>0</text:p>
          </table:table-cell>
          <table:table-cell/>
          <table:table-cell table:style-name="ce86"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formula="of:=[.C25]+[.D25]" office:value-type="float" office:value="15" calcext:value-type="float">
            <text:p>15</text:p>
          </table:table-cell>
          <table:table-cell/>
          <table:table-cell table:style-name="ce86" office:value-type="string" calcext:value-type="string">
            <text:p>partial recall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C_014392_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formula="of:=[.C26]+[.D26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C_014392_8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formula="of:=[.C27]+[.D27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C_014392_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formula="of:=[.C28]+[.D28]" office:value-type="float" office:value="7" calcext:value-type="float">
            <text:p>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C_014392_1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formula="of:=[.C29]+[.D29]"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/>
          <table:table-cell table:formula="of:=SUM([.B20:.B29])"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table:style-name="Default" office:value-type="string" calcext:value-type="string">
            <text:p>Position of first DR</text:p>
          </table:table-cell>
          <table:table-cell table:style-name="Default" office:value-type="string" calcext:value-type="string">
            <text:p>Position of last DR</text:p>
          </table:table-cell>
          <table:table-cell office:value-type="string" calcext:value-type="string">
            <text:p>total DR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5475" calcext:value-type="float">
            <text:p>145475</text:p>
          </table:table-cell>
          <table:table-cell office:value-type="float" office:value="145674" calcext:value-type="float">
            <text:p>145674</text:p>
          </table:table-cell>
          <table:table-cell table:formula="of:=SUM([.A34:.A102])-17" office:value-type="float" office:value="173" calcext:value-type="float">
            <text:p>173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5675" calcext:value-type="float">
            <text:p>145675</text:p>
          </table:table-cell>
          <table:table-cell office:value-type="float" office:value="146464" calcext:value-type="float">
            <text:p>14646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464" calcext:value-type="float">
            <text:p>146464</text:p>
          </table:table-cell>
          <table:table-cell office:value-type="float" office:value="146531" calcext:value-type="float">
            <text:p>14653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6599" calcext:value-type="float">
            <text:p>146599</text:p>
          </table:table-cell>
          <table:table-cell office:value-type="float" office:value="146797" calcext:value-type="float">
            <text:p>14679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6797" calcext:value-type="float">
            <text:p>146797</text:p>
          </table:table-cell>
          <table:table-cell office:value-type="float" office:value="146861" calcext:value-type="float">
            <text:p>14686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861" calcext:value-type="float">
            <text:p>146861</text:p>
          </table:table-cell>
          <table:table-cell office:value-type="float" office:value="146928" calcext:value-type="float">
            <text:p>14692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6928" calcext:value-type="float">
            <text:p>146928</text:p>
          </table:table-cell>
          <table:table-cell office:value-type="float" office:value="148107" calcext:value-type="float">
            <text:p>14810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8174" calcext:value-type="float">
            <text:p>148174</text:p>
          </table:table-cell>
          <table:table-cell office:value-type="float" office:value="148699" calcext:value-type="float">
            <text:p>1486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766" calcext:value-type="float">
            <text:p>148766</text:p>
          </table:table-cell>
          <table:table-cell office:value-type="float" office:value="148833" calcext:value-type="float">
            <text:p>1488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900" calcext:value-type="float">
            <text:p>148900</text:p>
          </table:table-cell>
          <table:table-cell office:value-type="float" office:value="148966" calcext:value-type="float">
            <text:p>148966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9033" calcext:value-type="float">
            <text:p>149033</text:p>
          </table:table-cell>
          <table:table-cell office:value-type="float" office:value="149165" calcext:value-type="float">
            <text:p>14916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9232" calcext:value-type="float">
            <text:p>149232</text:p>
          </table:table-cell>
          <table:table-cell office:value-type="float" office:value="149951" calcext:value-type="float">
            <text:p>14995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0018" calcext:value-type="float">
            <text:p>150018</text:p>
          </table:table-cell>
          <table:table-cell office:value-type="float" office:value="150278" calcext:value-type="float">
            <text:p>15027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0345" calcext:value-type="float">
            <text:p>150345</text:p>
          </table:table-cell>
          <table:table-cell office:value-type="float" office:value="150543" calcext:value-type="float">
            <text:p>15054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808" calcext:value-type="float">
            <text:p>150808</text:p>
          </table:table-cell>
          <table:table-cell office:value-type="float" office:value="151005" calcext:value-type="float">
            <text:p>15100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1006" calcext:value-type="float">
            <text:p>151006</text:p>
          </table:table-cell>
          <table:table-cell office:value-type="float" office:value="151467" calcext:value-type="float">
            <text:p>15146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1467" calcext:value-type="float">
            <text:p>151467</text:p>
          </table:table-cell>
          <table:table-cell office:value-type="float" office:value="151535" calcext:value-type="float">
            <text:p>151535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535" calcext:value-type="float">
            <text:p>151535</text:p>
          </table:table-cell>
          <table:table-cell office:value-type="float" office:value="151601" calcext:value-type="float">
            <text:p>1516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1668" calcext:value-type="float">
            <text:p>151668</text:p>
          </table:table-cell>
          <table:table-cell office:value-type="float" office:value="151799" calcext:value-type="float">
            <text:p>15179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867" calcext:value-type="float">
            <text:p>151867</text:p>
          </table:table-cell>
          <table:table-cell office:value-type="float" office:value="151933" calcext:value-type="float">
            <text:p>1519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001" calcext:value-type="float">
            <text:p>152001</text:p>
          </table:table-cell>
          <table:table-cell office:value-type="float" office:value="152133" calcext:value-type="float">
            <text:p>15213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2133" calcext:value-type="float">
            <text:p>152133</text:p>
          </table:table-cell>
          <table:table-cell office:value-type="float" office:value="152200" calcext:value-type="float">
            <text:p>152200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200" calcext:value-type="float">
            <text:p>152200</text:p>
          </table:table-cell>
          <table:table-cell office:value-type="float" office:value="152332" calcext:value-type="float">
            <text:p>15233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2399" calcext:value-type="float">
            <text:p>152399</text:p>
          </table:table-cell>
          <table:table-cell office:value-type="float" office:value="152663" calcext:value-type="float">
            <text:p>152663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730" calcext:value-type="float">
            <text:p>152730</text:p>
          </table:table-cell>
          <table:table-cell office:value-type="float" office:value="152927" calcext:value-type="float">
            <text:p>15292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2927" calcext:value-type="float">
            <text:p>152927</text:p>
          </table:table-cell>
          <table:table-cell office:value-type="float" office:value="152991" calcext:value-type="float">
            <text:p>15299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3058" calcext:value-type="float">
            <text:p>153058</text:p>
          </table:table-cell>
          <table:table-cell office:value-type="float" office:value="153122" calcext:value-type="float">
            <text:p>15312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3122" calcext:value-type="float">
            <text:p>153122</text:p>
          </table:table-cell>
          <table:table-cell office:value-type="float" office:value="153189" calcext:value-type="float">
            <text:p>153189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53189" calcext:value-type="float">
            <text:p>153189</text:p>
          </table:table-cell>
          <table:table-cell office:value-type="float" office:value="155547" calcext:value-type="float">
            <text:p>155547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5614" calcext:value-type="float">
            <text:p>155614</text:p>
          </table:table-cell>
          <table:table-cell office:value-type="float" office:value="156468" calcext:value-type="float">
            <text:p>156468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6534" calcext:value-type="float">
            <text:p>156534</text:p>
          </table:table-cell>
          <table:table-cell office:value-type="float" office:value="156601" calcext:value-type="float">
            <text:p>1566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602" calcext:value-type="float">
            <text:p>156602</text:p>
          </table:table-cell>
          <table:table-cell office:value-type="float" office:value="156734" calcext:value-type="float">
            <text:p>156734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734" calcext:value-type="float">
            <text:p>156734</text:p>
          </table:table-cell>
          <table:table-cell office:value-type="float" office:value="156801" calcext:value-type="float">
            <text:p>156801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801" calcext:value-type="float">
            <text:p>156801</text:p>
          </table:table-cell>
          <table:table-cell office:value-type="float" office:value="156932" calcext:value-type="float">
            <text:p>156932</text:p>
          </table:table-cell>
          <table:table-cell table:number-columns-repeated="8"/>
        </table:table-row>
        <table:table-row table:style-name="ro3"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932" calcext:value-type="float">
            <text:p>156932</text:p>
          </table:table-cell>
          <table:table-cell office:value-type="float" office:value="156999" calcext:value-type="float">
            <text:p>15699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91" office:value-type="float" office:value="157240" calcext:value-type="float">
            <text:p>157240</text:p>
          </table:table-cell>
          <table:table-cell table:style-name="ce91" office:value-type="float" office:value="157372" calcext:value-type="float">
            <text:p>157372</text:p>
          </table:table-cell>
          <table:table-cell table:formula="of:=SUM([.A104:.A110])" office:value-type="float" office:value="11" calcext:value-type="float">
            <text:p>1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91" table:number-columns-repeated="2"/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91" office:value-type="float" office:value="157503" calcext:value-type="float">
            <text:p>157503</text:p>
          </table:table-cell>
          <table:table-cell table:style-name="ce91" office:value-type="float" office:value="157701" calcext:value-type="float">
            <text:p>157701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1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91" office:value-type="float" office:value="157768" calcext:value-type="float">
            <text:p>157768</text:p>
          </table:table-cell>
          <table:table-cell table:style-name="ce91" office:value-type="float" office:value="157834" calcext:value-type="float">
            <text:p>157834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1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91" office:value-type="float" office:value="157900" calcext:value-type="float">
            <text:p>157900</text:p>
          </table:table-cell>
          <table:table-cell table:style-name="ce91" office:value-type="float" office:value="157966" calcext:value-type="float">
            <text:p>157966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2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93" office:value-type="float" office:value="160079" calcext:value-type="float">
            <text:p>160079</text:p>
          </table:table-cell>
          <table:table-cell table:style-name="ce93" office:value-type="float" office:value="160211" calcext:value-type="float">
            <text:p>160211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2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94" office:value-type="float" office:value="2433976" calcext:value-type="float">
            <text:p>2433976</text:p>
          </table:table-cell>
          <table:table-cell table:style-name="ce94" office:value-type="float" office:value="2434043" calcext:value-type="float">
            <text:p>2434043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4" table:number-columns-repeated="2"/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94" office:value-type="float" office:value="2434114" calcext:value-type="float">
            <text:p>2434114</text:p>
          </table:table-cell>
          <table:table-cell table:style-name="ce94" office:value-type="float" office:value="2434509" calcext:value-type="float">
            <text:p>243450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4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94" office:value-type="float" office:value="2434578" calcext:value-type="float">
            <text:p>2434578</text:p>
          </table:table-cell>
          <table:table-cell table:style-name="ce94" office:value-type="float" office:value="2434644" calcext:value-type="float">
            <text:p>2434644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4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94" office:value-type="float" office:value="2434712" calcext:value-type="float">
            <text:p>2434712</text:p>
          </table:table-cell>
          <table:table-cell table:style-name="ce94" office:value-type="float" office:value="2434844" calcext:value-type="float">
            <text:p>2434844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2" table:number-columns-repeated="2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95" office:value-type="float" office:value="2449154" calcext:value-type="float">
            <text:p>2449154</text:p>
          </table:table-cell>
          <table:table-cell table:style-name="ce95" office:value-type="float" office:value="2449418" calcext:value-type="float">
            <text:p>2449418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5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95" office:value-type="float" office:value="2449553" calcext:value-type="float">
            <text:p>2449553</text:p>
          </table:table-cell>
          <table:table-cell table:style-name="ce95" office:value-type="float" office:value="2449687" calcext:value-type="float">
            <text:p>244968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5" table:number-columns-repeated="2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95" office:value-type="float" office:value="2449756" calcext:value-type="float">
            <text:p>2449756</text:p>
          </table:table-cell>
          <table:table-cell table:style-name="ce95" office:value-type="float" office:value="2450347" calcext:value-type="float">
            <text:p>245034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5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95" office:value-type="float" office:value="2450415" calcext:value-type="float">
            <text:p>2450415</text:p>
          </table:table-cell>
          <table:table-cell table:style-name="ce95" office:value-type="float" office:value="2450550" calcext:value-type="float">
            <text:p>245055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2" table:number-columns-repeated="2"/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96" office:value-type="float" office:value="2460383" calcext:value-type="float">
            <text:p>2460383</text:p>
          </table:table-cell>
          <table:table-cell table:style-name="ce96" office:value-type="float" office:value="2460777" calcext:value-type="float">
            <text:p>246077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96" office:value-type="float" office:value="2460845" calcext:value-type="float">
            <text:p>2460845</text:p>
          </table:table-cell>
          <table:table-cell table:style-name="ce96" office:value-type="float" office:value="2461175" calcext:value-type="float">
            <text:p>2461175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96" office:value-type="float" office:value="2461243" calcext:value-type="float">
            <text:p>2461243</text:p>
          </table:table-cell>
          <table:table-cell table:style-name="ce96" office:value-type="float" office:value="2461442" calcext:value-type="float">
            <text:p>2461442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96" office:value-type="float" office:value="2461510" calcext:value-type="float">
            <text:p>2461510</text:p>
          </table:table-cell>
          <table:table-cell table:style-name="ce96" office:value-type="float" office:value="2461576" calcext:value-type="float">
            <text:p>2461576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97" office:value-type="float" office:value="2464788" calcext:value-type="float">
            <text:p>2464788</text:p>
          </table:table-cell>
          <table:table-cell table:style-name="ce97" office:value-type="float" office:value="2464855" calcext:value-type="float">
            <text:p>2464855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97" office:value-type="float" office:value="2464856" calcext:value-type="float">
            <text:p>2464856</text:p>
          </table:table-cell>
          <table:table-cell table:style-name="ce97" office:value-type="float" office:value="2464924" calcext:value-type="float">
            <text:p>2464924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97" office:value-type="float" office:value="2464924" calcext:value-type="float">
            <text:p>2464924</text:p>
          </table:table-cell>
          <table:table-cell table:style-name="ce97" office:value-type="float" office:value="2464990" calcext:value-type="float">
            <text:p>246499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97" office:value-type="float" office:value="2465126" calcext:value-type="float">
            <text:p>2465126</text:p>
          </table:table-cell>
          <table:table-cell table:style-name="ce97" office:value-type="float" office:value="2465723" calcext:value-type="float">
            <text:p>2465723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97" office:value-type="float" office:value="2465855" calcext:value-type="float">
            <text:p>2465855</text:p>
          </table:table-cell>
          <table:table-cell table:style-name="ce97" office:value-type="float" office:value="2465987" calcext:value-type="float">
            <text:p>246598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97" office:value-type="float" office:value="2466055" calcext:value-type="float">
            <text:p>2466055</text:p>
          </table:table-cell>
          <table:table-cell table:style-name="ce97" office:value-type="float" office:value="2466383" calcext:value-type="float">
            <text:p>2466383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97" office:value-type="float" office:value="2466520" calcext:value-type="float">
            <text:p>2466520</text:p>
          </table:table-cell>
          <table:table-cell table:style-name="ce97" office:value-type="float" office:value="2466586" calcext:value-type="float">
            <text:p>2466586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7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97" office:value-type="float" office:value="2466586" calcext:value-type="float">
            <text:p>2466586</text:p>
          </table:table-cell>
          <table:table-cell table:style-name="ce97" office:value-type="float" office:value="2466650" calcext:value-type="float">
            <text:p>246665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8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98" office:value-type="float" office:value="2477565" calcext:value-type="float">
            <text:p>2477565</text:p>
          </table:table-cell>
          <table:table-cell table:style-name="ce98" office:value-type="float" office:value="2477630" calcext:value-type="float">
            <text:p>247763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8" table:number-columns-repeated="2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98" office:value-type="float" office:value="2477631" calcext:value-type="float">
            <text:p>2477631</text:p>
          </table:table-cell>
          <table:table-cell table:style-name="ce98" office:value-type="float" office:value="2477767" calcext:value-type="float">
            <text:p>247776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8" table:number-columns-repeated="2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98" office:value-type="float" office:value="2477833" calcext:value-type="float">
            <text:p>2477833</text:p>
          </table:table-cell>
          <table:table-cell table:style-name="ce98" office:value-type="float" office:value="2478099" calcext:value-type="float">
            <text:p>247809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8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98" office:value-type="float" office:value="2478167" calcext:value-type="float">
            <text:p>2478167</text:p>
          </table:table-cell>
          <table:table-cell table:style-name="ce98" office:value-type="float" office:value="2478232" calcext:value-type="float">
            <text:p>2478232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8" table:number-columns-repeated="2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98" office:value-type="float" office:value="2478364" calcext:value-type="float">
            <text:p>2478364</text:p>
          </table:table-cell>
          <table:table-cell table:style-name="ce98" office:value-type="float" office:value="2478626" calcext:value-type="float">
            <text:p>2478626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99" office:value-type="float" office:value="2486479" calcext:value-type="float">
            <text:p>2486479</text:p>
          </table:table-cell>
          <table:table-cell table:style-name="ce99" office:value-type="float" office:value="2486545" calcext:value-type="float">
            <text:p>2486545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99" table:number-columns-repeated="2"/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99" office:value-type="float" office:value="2486742" calcext:value-type="float">
            <text:p>2486742</text:p>
          </table:table-cell>
          <table:table-cell table:style-name="ce99" office:value-type="float" office:value="2486808" calcext:value-type="float">
            <text:p>2486808</text:p>
          </table:table-cell>
          <table:table-cell table:number-columns-repeated="8"/>
        </table:table-row>
      </table:table>
      <table:table table:name="NC_006513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3" table:default-cell-style-name="ce86"/>
        <table:table-column table:style-name="co3" table:number-columns-repeated="2" table:default-cell-style-name="ce85"/>
        <table:table-column table:style-name="co3" table:default-cell-style-name="ce87"/>
        <table:table-column table:style-name="co3" table:number-columns-repeated="5" table:default-cell-style-name="Default"/>
        <table:table-row table:style-name="ro3">
          <table:table-cell table:style-name="ce8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3"/>
          <table:table-cell table:style-name="Default" table:number-columns-repeated="2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Nc_006513_1</text:p>
          </table:table-cell>
          <table:table-cell table:style-name="ce85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2"/>
          <table:table-cell office:value-type="float" office:value="1941465" calcext:value-type="float">
            <text:p>1941465</text:p>
          </table:table-cell>
          <table:table-cell table:style-name="ce85" office:value-type="float" office:value="1948501" calcext:value-type="float">
            <text:p>1948501</text:p>
          </table:table-cell>
          <table:table-cell table:style-name="ce85" office:value-type="float" office:value="1952604" calcext:value-type="float">
            <text:p>1952604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9">
          <table:table-cell office:value-type="string" calcext:value-type="string">
            <text:p>Nc_006513_2</text:p>
          </table:table-cell>
          <table:table-cell table:style-name="ce85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office:value-type="float" office:value="1941537" calcext:value-type="float">
            <text:p>1941537</text:p>
          </table:table-cell>
          <table:table-cell table:style-name="ce85" office:value-type="float" office:value="1948574" calcext:value-type="float">
            <text:p>1948574</text:p>
          </table:table-cell>
          <table:table-cell table:style-name="ce85" office:value-type="float" office:value="1952678" calcext:value-type="float">
            <text:p>1952678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9">
          <table:table-cell office:value-type="string" calcext:value-type="string">
            <text:p>Nc_006513_3</text:p>
          </table:table-cell>
          <table:table-cell table:style-name="ce85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2"/>
          <table:table-cell office:value-type="float" office:value="1941609" calcext:value-type="float">
            <text:p>1941609</text:p>
          </table:table-cell>
          <table:table-cell table:style-name="ce85" office:value-type="float" office:value="1948646" calcext:value-type="float">
            <text:p>1948646</text:p>
          </table:table-cell>
          <table:table-cell table:style-name="ce85" office:value-type="float" office:value="1952749" calcext:value-type="float">
            <text:p>1952749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1680" calcext:value-type="float">
            <text:p>1941680</text:p>
          </table:table-cell>
          <table:table-cell table:style-name="ce85" office:value-type="float" office:value="1948717" calcext:value-type="float">
            <text:p>1948717</text:p>
          </table:table-cell>
          <table:table-cell table:style-name="ce85" office:value-type="float" office:value="1952821" calcext:value-type="float">
            <text:p>1952821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1754" calcext:value-type="float">
            <text:p>1941754</text:p>
          </table:table-cell>
          <table:table-cell table:style-name="ce85" office:value-type="float" office:value="1948788" calcext:value-type="float">
            <text:p>1948788</text:p>
          </table:table-cell>
          <table:table-cell table:style-name="ce85" office:value-type="float" office:value="1952893" calcext:value-type="float">
            <text:p>1952893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1827" calcext:value-type="float">
            <text:p>1941827</text:p>
          </table:table-cell>
          <table:table-cell table:style-name="ce85" office:value-type="float" office:value="1948859" calcext:value-type="float">
            <text:p>1948859</text:p>
          </table:table-cell>
          <table:table-cell table:style-name="ce85" office:value-type="float" office:value="1952965" calcext:value-type="float">
            <text:p>1952965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1902" calcext:value-type="float">
            <text:p>1941902</text:p>
          </table:table-cell>
          <table:table-cell table:style-name="ce85" office:value-type="float" office:value="1948932" calcext:value-type="float">
            <text:p>1948932</text:p>
          </table:table-cell>
          <table:table-cell table:style-name="ce85" office:value-type="float" office:value="1953036" calcext:value-type="float">
            <text:p>1953036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1974" calcext:value-type="float">
            <text:p>1941974</text:p>
          </table:table-cell>
          <table:table-cell table:style-name="ce85" office:value-type="float" office:value="1949003" calcext:value-type="float">
            <text:p>1949003</text:p>
          </table:table-cell>
          <table:table-cell table:style-name="ce85" office:value-type="float" office:value="1953107" calcext:value-type="float">
            <text:p>1953107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045" calcext:value-type="float">
            <text:p>1942045</text:p>
          </table:table-cell>
          <table:table-cell table:style-name="ce85" office:value-type="float" office:value="1949076" calcext:value-type="float">
            <text:p>1949076</text:p>
          </table:table-cell>
          <table:table-cell table:style-name="ce85" office:value-type="float" office:value="1953179" calcext:value-type="float">
            <text:p>1953179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118" calcext:value-type="float">
            <text:p>1942118</text:p>
          </table:table-cell>
          <table:table-cell table:style-name="ce85" office:value-type="float" office:value="1949147" calcext:value-type="float">
            <text:p>1949147</text:p>
          </table:table-cell>
          <table:table-cell table:style-name="ce85" office:value-type="float" office:value="1953251" calcext:value-type="float">
            <text:p>1953251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191" calcext:value-type="float">
            <text:p>1942191</text:p>
          </table:table-cell>
          <table:table-cell table:style-name="ce85" office:value-type="float" office:value="1949218" calcext:value-type="float">
            <text:p>1949218</text:p>
          </table:table-cell>
          <table:table-cell table:style-name="ce85" office:value-type="float" office:value="1953324" calcext:value-type="float">
            <text:p>1953324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263" calcext:value-type="float">
            <text:p>1942263</text:p>
          </table:table-cell>
          <table:table-cell table:style-name="ce85" office:value-type="float" office:value="1949291" calcext:value-type="float">
            <text:p>1949291</text:p>
          </table:table-cell>
          <table:table-cell table:style-name="ce85" office:value-type="float" office:value="1953396" calcext:value-type="float">
            <text:p>1953396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334" calcext:value-type="float">
            <text:p>1942334</text:p>
          </table:table-cell>
          <table:table-cell table:style-name="ce85" office:value-type="float" office:value="1949363" calcext:value-type="float">
            <text:p>1949363</text:p>
          </table:table-cell>
          <table:table-cell table:style-name="ce85" office:value-type="float" office:value="1953467" calcext:value-type="float">
            <text:p>1953467</text:p>
          </table:table-cell>
          <table:table-cell table:style-name="ce86"/>
          <table:table-cell table:style-name="ce85" table:number-columns-repeated="2"/>
          <table:table-cell table:style-name="ce87"/>
        </table:table-row>
        <table:table-row table:style-name="ro3">
          <table:table-cell table:number-columns-repeated="10"/>
          <table:table-cell office:value-type="float" office:value="1942405" calcext:value-type="float">
            <text:p>1942405</text:p>
          </table:table-cell>
          <table:table-cell table:style-name="ce85" office:value-type="float" office:value="1949435" calcext:value-type="float">
            <text:p>1949435</text:p>
          </table:table-cell>
          <table:table-cell table:style-name="ce85" office:value-type="float" office:value="1953539" calcext:value-type="float">
            <text:p>1953539</text:p>
          </table:table-cell>
          <table:table-cell table:number-columns-repeated="4"/>
        </table:table-row>
        <table:table-row table:style-name="ro3">
          <table:table-cell table:number-columns-repeated="10"/>
          <table:table-cell office:value-type="float" office:value="1942481" calcext:value-type="float">
            <text:p>1942481</text:p>
          </table:table-cell>
          <table:table-cell table:style-name="ce85" office:value-type="float" office:value="1949506" calcext:value-type="float">
            <text:p>1949506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555" calcext:value-type="float">
            <text:p>1942555</text:p>
          </table:table-cell>
          <table:table-cell table:style-name="ce85" office:value-type="float" office:value="1949576" calcext:value-type="float">
            <text:p>1949576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627" calcext:value-type="float">
            <text:p>1942627</text:p>
          </table:table-cell>
          <table:table-cell table:style-name="ce85" office:value-type="float" office:value="1949647" calcext:value-type="float">
            <text:p>1949647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697" calcext:value-type="float">
            <text:p>1942697</text:p>
          </table:table-cell>
          <table:table-cell table:style-name="ce85" office:value-type="float" office:value="1949718" calcext:value-type="float">
            <text:p>1949718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770" calcext:value-type="float">
            <text:p>1942770</text:p>
          </table:table-cell>
          <table:table-cell table:style-name="ce85" office:value-type="float" office:value="1949789" calcext:value-type="float">
            <text:p>1949789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843" calcext:value-type="float">
            <text:p>1942843</text:p>
          </table:table-cell>
          <table:table-cell table:style-name="ce85" office:value-type="float" office:value="1949860" calcext:value-type="float">
            <text:p>1949860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915" calcext:value-type="float">
            <text:p>1942915</text:p>
          </table:table-cell>
          <table:table-cell table:style-name="ce85" office:value-type="float" office:value="1949931" calcext:value-type="float">
            <text:p>1949931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2987" calcext:value-type="float">
            <text:p>1942987</text:p>
          </table:table-cell>
          <table:table-cell table:style-name="ce85" office:value-type="float" office:value="1950004" calcext:value-type="float">
            <text:p>1950004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059" calcext:value-type="float">
            <text:p>1943059</text:p>
          </table:table-cell>
          <table:table-cell table:style-name="ce85" office:value-type="float" office:value="1950076" calcext:value-type="float">
            <text:p>1950076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130" calcext:value-type="float">
            <text:p>1943130</text:p>
          </table:table-cell>
          <table:table-cell table:style-name="ce85" office:value-type="float" office:value="1950147" calcext:value-type="float">
            <text:p>1950147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203" calcext:value-type="float">
            <text:p>1943203</text:p>
          </table:table-cell>
          <table:table-cell table:style-name="ce85" office:value-type="float" office:value="1950218" calcext:value-type="float">
            <text:p>1950218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275" calcext:value-type="float">
            <text:p>1943275</text:p>
          </table:table-cell>
          <table:table-cell table:style-name="ce85" office:value-type="float" office:value="1950290" calcext:value-type="float">
            <text:p>1950290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347" calcext:value-type="float">
            <text:p>1943347</text:p>
          </table:table-cell>
          <table:table-cell table:style-name="ce85" office:value-type="float" office:value="1950361" calcext:value-type="float">
            <text:p>1950361</text:p>
          </table:table-cell>
          <table:table-cell table:style-name="ce86"/>
          <table:table-cell table:style-name="ce85" table:number-columns-repeated="2"/>
          <table:table-cell table:style-name="ce87"/>
          <table:table-cell/>
        </table:table-row>
        <table:table-row table:style-name="ro3">
          <table:table-cell table:number-columns-repeated="10"/>
          <table:table-cell office:value-type="float" office:value="1943418" calcext:value-type="float">
            <text:p>1943418</text:p>
          </table:table-cell>
          <table:table-cell table:style-name="ce85" office:value-type="float" office:value="1950432" calcext:value-type="float">
            <text:p>1950432</text:p>
          </table:table-cell>
          <table:table-cell table:number-columns-repeated="5"/>
        </table:table-row>
        <table:table-row table:style-name="ro3">
          <table:table-cell table:number-columns-repeated="10"/>
          <table:table-cell office:value-type="float" office:value="1943490" calcext:value-type="float">
            <text:p>194349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562" calcext:value-type="float">
            <text:p>194356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633" calcext:value-type="float">
            <text:p>194363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705" calcext:value-type="float">
            <text:p>194370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776" calcext:value-type="float">
            <text:p>1943776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848" calcext:value-type="float">
            <text:p>194384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3920" calcext:value-type="float">
            <text:p>194392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001" calcext:value-type="float">
            <text:p>1944001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073" calcext:value-type="float">
            <text:p>194407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146" calcext:value-type="float">
            <text:p>1944146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218" calcext:value-type="float">
            <text:p>194421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289" calcext:value-type="float">
            <text:p>1944289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362" calcext:value-type="float">
            <text:p>194436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433" calcext:value-type="float">
            <text:p>194443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505" calcext:value-type="float">
            <text:p>194450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577" calcext:value-type="float">
            <text:p>194457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648" calcext:value-type="float">
            <text:p>194464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721" calcext:value-type="float">
            <text:p>1944721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792" calcext:value-type="float">
            <text:p>194479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864" calcext:value-type="float">
            <text:p>1944864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4935" calcext:value-type="float">
            <text:p>194493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008" calcext:value-type="float">
            <text:p>194500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080" calcext:value-type="float">
            <text:p>194508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153" calcext:value-type="float">
            <text:p>194515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225" calcext:value-type="float">
            <text:p>194522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297" calcext:value-type="float">
            <text:p>194529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368" calcext:value-type="float">
            <text:p>194536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440" calcext:value-type="float">
            <text:p>194544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512" calcext:value-type="float">
            <text:p>194551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583" calcext:value-type="float">
            <text:p>194558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655" calcext:value-type="float">
            <text:p>194565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727" calcext:value-type="float">
            <text:p>194572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798" calcext:value-type="float">
            <text:p>194579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871" calcext:value-type="float">
            <text:p>1945871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944" calcext:value-type="float">
            <text:p>1945944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016" calcext:value-type="float">
            <text:p>1946016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087" calcext:value-type="float">
            <text:p>194608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159" calcext:value-type="float">
            <text:p>1946159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231" calcext:value-type="float">
            <text:p>1946231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304" calcext:value-type="float">
            <text:p>1946304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375" calcext:value-type="float">
            <text:p>1946375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451" calcext:value-type="float">
            <text:p>1946451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522" calcext:value-type="float">
            <text:p>194652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593" calcext:value-type="float">
            <text:p>1946593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667" calcext:value-type="float">
            <text:p>194666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739" calcext:value-type="float">
            <text:p>1946739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810" calcext:value-type="float">
            <text:p>194681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6881" calcext:value-type="float">
            <text:p>1946881</text:p>
          </table:table-cell>
          <table:table-cell table:number-columns-repeated="6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  <table:database-ranges>
        <table:database-range table:name="__Anonymous_Sheet_DB__0" table:target-range-address="'genomas elegidos'.A3:'genomas elegidos'.D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5:25:15.98142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4-03T15:32:56.296869030</dc:date>
    <meta:editing-duration>PT16H51M23S</meta:editing-duration>
    <meta:editing-cycles>10</meta:editing-cycles>
    <meta:generator>LibreOffice/6.0.7.3$Linux_X86_64 LibreOffice_project/00m0$Build-3</meta:generator>
    <meta:document-statistic meta:table-count="6" meta:cell-count="884" meta:object-count="0"/>
  </office:meta>
</office:document-meta>
</file>